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rop_id</text:p>
          </table:table-cell>
          <table:table-cell office:value-type="string">
            <text:p>booking_dat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2011-12-0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11-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0-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1-0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11-04-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2-1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10-2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1-1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10-2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12-0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12-1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1-0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12-0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1-1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1-12-2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4-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2-1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2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1-04-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8-0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12-2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10-2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8-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1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2011-02-1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11-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12-2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11-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0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8-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12-0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0-2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0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2-2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12-0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2-2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1-12-2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1-0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2011-04-0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2-2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1-2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1-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2-0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0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12-1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2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12-2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0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1-3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2-0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2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1-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2-1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10-2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7-2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4-0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2-2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9-2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1-1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11-1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10-2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0-2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2-1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2-2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1-2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2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1-0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2-2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2-0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0-2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7-0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0-1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2-0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011-08-2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1-0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1-12-1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3-1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03-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1-03-2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2-1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11-0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7-0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011-10-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011-01-2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2-1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1-1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2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2-0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1-2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4-0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1-2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1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2-2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2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02-2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5-1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11-1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1-12-0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1-08-0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4-0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10-3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6-2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9-2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3-0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0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2-0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3-1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6-2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1-09-1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2-2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1-1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9-1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2011-02-1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6-1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3-3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7-0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11-1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1-3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2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1-1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0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5-0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9-1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1-2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6-2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12-0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12-3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2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0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12-2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3-0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9-0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11-0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6-3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2011-08-1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2011-10-1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1-1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9-0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1-2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9-2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0-0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2-1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5-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0-0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0-07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2-1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12-1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1-0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4-1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3-0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10-1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1-0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12-29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4-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6-2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6-0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4-1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6-1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6-2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4-3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4-09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2-0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2011-12-3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2011-11-0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1-0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5-2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5-1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11-1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12-2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6-1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2011-04-0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1-0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1-0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1-2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0-1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3-2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7-2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2-2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0-1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7-2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2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0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1-1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1-1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5-2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7-0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1-08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9-0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8-1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1-02-28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2011-11-2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11-0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08-1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10-0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05-0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04-2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12-1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1-12-1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4-0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2-2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1-1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8-0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0-1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3-2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6-0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1-2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2-0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9-1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7-0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5-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2-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9-1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0-2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7-1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1-1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2-2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2-0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4-0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10-2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3-2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1-01-1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4-2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1-1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5-0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4-2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5-0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3-2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6-0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5-1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7-3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9-1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6-0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2-1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5-3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4-2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9-3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7-1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9-2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4-1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1-07-0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2-0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5-2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9-0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4-2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7-1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7-1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6-1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7-2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10-2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10-2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4-1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2-0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2-1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2-0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1-2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7-1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1-2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4-2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1-1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9-0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9-1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3-1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12-0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8-1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3-0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8-0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7-2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9-1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6-2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11-0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12-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11-2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1-2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8-1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4-0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10-1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11-2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3-1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1-03-0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1-09-0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1-09-04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2-1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8-1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4-1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3-0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2-2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5-0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2-0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9-0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6-1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2-15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1-1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12-2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4-0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6-1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4-1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3-1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12-2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8-2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8-2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5-2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4-2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5-1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8-2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9-2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3-2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10-2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1-02-1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2011-11-2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7-1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8-0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6-1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3-2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6-0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1-06-2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2011-05-1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2011-10-3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2011-10-06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2011-05-1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2011-12-1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2011-03-1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2011-07-2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10-1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11-2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7-1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6-2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7-1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7-3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8-3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9-2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6-0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8-0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7-1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9-1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6-1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8-2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5-2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7-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5-2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1-07-2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3-1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3-1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2-2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4-2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4-2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4-1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5-1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4-1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1-0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4-1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3-1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3-2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09-2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12-0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1-11-3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4-2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1-2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3-2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8-1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5-3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8-2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7-0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9-2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2-1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3-0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05-2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1-11-0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0-0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6-1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6-2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9-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0-1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2-0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4-1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6-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1-2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5-0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3-3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1-1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1-2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2-1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1-1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5-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7-1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0-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1-2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1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5-0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0-2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3-0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1-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1-0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7-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2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1-2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0-1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6-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1-1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2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3-1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5-1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0-0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7-0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1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0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1-1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3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2-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6-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3-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2-1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0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12-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9-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6-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8-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7-2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1-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1-09-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2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2154" meta:object-count="0"/>
    <meta:generator>NeoOffice/3.3$Unix OpenOffice.org_project/Patch 5</meta:generator>
  </office:meta>
</office:document-meta>
</file>